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a54" officeooo:paragraph-rsid="000fea54"/>
    </style:style>
    <style:style style:name="P2" style:family="paragraph" style:parent-style-name="Standard">
      <style:text-properties officeooo:rsid="0010c987" officeooo:paragraph-rsid="0010c987"/>
    </style:style>
    <style:style style:name="P3" style:family="paragraph" style:parent-style-name="Standard">
      <style:paragraph-properties fo:text-align="center" style:justify-single-word="false"/>
      <style:text-properties officeooo:rsid="0010c987" officeooo:paragraph-rsid="0010c987"/>
    </style:style>
    <style:style style:name="P4" style:family="paragraph" style:parent-style-name="Standard">
      <style:text-properties officeooo:rsid="000fea54" officeooo:paragraph-rsid="001262f4"/>
    </style:style>
    <style:style style:name="T1" style:family="text">
      <style:text-properties officeooo:rsid="0010c987"/>
    </style:style>
    <style:style style:name="T2" style:family="text">
      <style:text-properties officeooo:rsid="001262f4"/>
    </style:style>
    <style:style style:name="T3" style:family="text">
      <style:text-properties officeooo:rsid="00130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chedule of Shaowei’s ISG</text:p>
      <text:p text:style-name="P3"/>
      <text:p text:style-name="P4">Oct 10: Make the points in the scatterplot can be drag <text:span text:style-name="T2">and try to m</text:span>ake the coordinate of points can be posted to the server.</text:p>
      <text:p text:style-name="P1"/>
      <text:p text:style-name="P1">Oct 24: <text:s/><text:span text:style-name="T2">Try to figure out the algorithm that calculate the new Dis-function</text:span>.</text:p>
      <text:p text:style-name="P1"/>
      <text:p text:style-name="P1">Nov 7: <text:span text:style-name="T2">Implement the algorithms that calculate the</text:span> new Dis-function.</text:p>
      <text:p text:style-name="P1"/>
      <text:p text:style-name="P1">Nov 14: Draw new scatterplot based on new Dis-function.</text:p>
      <text:p text:style-name="P1"/>
      <text:p text:style-name="P1">Nov 28: Add <text:span text:style-name="T3">two slopecharts that visualize the original features of the dataset and new weighted features of the dataset which also correspond to scatterplot.</text:span></text:p>
      <text:p text:style-name="P1"/>
      <text:p text:style-name="P2">Dec 12: Demo. </text:p>
      <text:p text:style-name="P1"/>
      <text:p text:style-name="P1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2:06:52.947392739</meta:creation-date>
    <dc:date>2016-10-06T14:47:05.416431913</dc:date>
    <meta:editing-duration>PT13M1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89" meta:character-count="523" meta:non-whitespace-character-count="437"/>
  </office:meta>
</office:document-meta>
</file>